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35cm" fo:min-width="7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1.15cm" fo:min-width="9.3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2.55cm" fo:min-width="11cm"/>
    </style:style>
    <style:style style:name="gr8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9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35cm" fo:min-width="0.3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4.55cm" fo:min-width="11.5cm"/>
    </style:style>
    <style:style style:name="gr11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45cm" fo:min-width="0.3cm"/>
    </style:style>
    <style:style style:name="gr12" style:family="graphic" style:parent-style-name="standard">
      <style:graphic-properties draw:textarea-horizontal-align="justify" draw:textarea-vertical-align="top" draw:auto-grow-height="false" fo:min-height="4.844cm" fo:min-width="6.63cm" fo:wrap-option="no-wrap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2.25cm" fo:min-width="9.2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2.55cm" fo:min-width="9.8cm"/>
    </style:style>
    <style:style style:name="gr15" style:family="graphic" style:parent-style-name="standard">
      <style:graphic-properties draw:fill="solid" draw:fill-color="#ffffd7" draw:textarea-horizontal-align="justify" draw:textarea-vertical-align="top" draw:auto-grow-height="false" fo:min-height="1.85cm" fo:min-width="10.5cm"/>
    </style:style>
    <style:style style:name="gr16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  <style:text-properties fo:font-size="5.5pt" style:font-size-asian="5.5pt" style:font-size-complex="5.5pt"/>
    </style:style>
    <style:style style:name="P4" style:family="paragraph">
      <style:text-properties fo:font-size="5.5pt" style:font-size-asian="5.5pt" style:font-size-complex="5.5pt"/>
    </style:style>
    <style:style style:name="P5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8" style:family="paragraph">
      <style:paragraph-properties fo:text-align="start"/>
    </style:style>
    <style:style style:name="P9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10" style:family="paragraph">
      <style:paragraph-properties fo:text-align="start"/>
      <style:text-properties fo:font-size="5.5pt" style:font-size-asian="5.5pt" style:font-size-complex="5.5pt"/>
    </style:style>
    <style:style style:name="P11" style:family="paragraph">
      <loext:graphic-properties draw:fill-color="#ffffff" draw:opacity="0%"/>
      <style:paragraph-properties fo:text-align="center"/>
      <style:text-properties fo:background-color="transparent"/>
    </style:style>
    <style:style style:name="P12" style:family="paragraph">
      <style:paragraph-properties style:text-autospace="none"/>
    </style:style>
    <style:style style:name="P13" style:family="paragraph">
      <style:paragraph-properties fo:text-align="start"/>
      <style:text-properties fo:font-size="9pt" style:font-size-asian="9pt" style:font-size-complex="9pt"/>
    </style:style>
    <style:style style:name="P14" style:family="paragraph">
      <loext:graphic-properties draw:fill="solid" draw:fill-color="#ffffd7"/>
      <style:paragraph-properties fo:text-align="start" style:text-autospace="none"/>
      <style:text-properties fo:font-size="5.5pt" style:font-size-asian="5.5pt" style:font-size-complex="5.5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5.5pt" style:font-size-asian="5.5pt" style:font-size-complex="5.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background-color="transparent"/>
    </style:style>
    <style:style style:name="T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Delete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4cm" svg:height="1.6cm" svg:x="5.8cm" svg:y="4.9cm">
          <text:p text:style-name="P3"><text:span text:style-name="T2">func </text:span><text:span text:style-name="T3">(c *Client) Delete(key </text:span><text:span text:style-name="T3">string) error {</text:span><text:span text:style-name="T3"><text:line-break/></text:span><text:span text:style-name="T3"> <text:s text:c="3"/></text:span><text:span text:style-name="T2">return </text:span><text:span text:style-name="T3">c.withKeyRw(key, </text:span><text:span text:style-name="T2">func</text:span><text:span text:style-name="T4">(rw *bufio.ReadWriter) </text:span><text:span text:style-name="T4">error {</text:span></text:p>
          <text:p text:style-name="P4"><text:span text:style-name="T4"><text:s text:c="8"/></text:span><text:span text:style-name="T4">// </text:span><text:span text:style-name="T4">全局变量 </text:span><text:span text:style-name="T4">resultDeleted <text:s text:c="2"/>= </text:span><text:span text:style-name="T4">[]byte(</text:span><text:span text:style-name="T5">"DELETED\r\n"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3">writeExpectf(rw, </text:span><text:span text:style-name="T3">resultDeleted, </text:span><text:span text:style-name="T5">"delete %s\r\</text:span><text:span text:style-name="T5">n"</text:span><text:span text:style-name="T4">, key)</text:span><text:span text:style-name="T4"><text:line-break/></text:span><text:span text:style-name="T4"> <text:s text:c="3"/></text:span><text:span text:style-name="T4"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0cm" svg:y1="3.4cm" svg:x2="10cm" svg:y2="4.9cm">
          <text:p/>
        </draw:line>
        <draw:custom-shape draw:style-name="gr4" draw:text-style-name="P7" draw:layer="layout" svg:width="9.8cm" svg:height="1.4cm" svg:x="5cm" svg:y="7.5cm">
          <text:p text:style-name="P3"><text:span text:style-name="T2">func </text:span><text:span text:style-name="T3">(c *Client) withKeyRw(key string, fn </text:span><text:span text:style-name="T2">func</text:span><text:span text:style-name="T3">(*bufio.ReadWriter) error) error {</text:span><text:span text:style-name="T3"><text:line-break/></text:span><text:span text:style-name="T3"> <text:s text:c="3"/></text:span><text:span text:style-name="T2">return </text:span><text:span text:style-name="T3">c.withKeyAddr(key, </text:span><text:span text:style-name="T2">func</text:span><text:span text:style-name="T4">(addr net.Addr) error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c.withAddrRw(addr, fn)</text:span><text:span text:style-name="T4"><text:line-break/></text:span><text:span text:style-name="T4"> <text:s text:c="3"/></text:span><text:span text:style-name="T4"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cm" svg:height="4.8cm" svg:x="-3.1cm" svg:y="6.9cm">
          <text:p text:style-name="P8"><text:span text:style-name="T6">fun</text:span><text:span text:style-name="T6">c </text:span><text:span text:style-name="T6">(ss </text:span><text:span text:style-name="T6">*Se</text:span><text:span text:style-name="T6">rver</text:span><text:span text:style-name="T6">List</text:span><text:span text:style-name="T6">) </text:span><text:span text:style-name="T6">Pic</text:span><text:span text:style-name="T6">kSe</text:span><text:span text:style-name="T6">rver</text:span><text:span text:style-name="T6">(ke</text:span><text:span text:style-name="T6">y </text:span><text:span text:style-name="T6">stri</text:span><text:span text:style-name="T6">ng) </text:span><text:span text:style-name="T6">(net</text:span><text:span text:style-name="T6">.Ad</text:span><text:span text:style-name="T6">dr, </text:span><text:span text:style-name="T6">erro</text:span><text:span text:style-name="T6">r) {</text:span></text:p>
          <text:p text:style-name="P8"><text:span text:style-name="T6"><text:s text:c="7"/></text:span><text:span text:style-name="T6"><text:s/></text:span><text:span text:style-name="T6">ss.</text:span><text:span text:style-name="T6">mu.</text:span><text:span text:style-name="T6">RLo</text:span><text:span text:style-name="T6">ck()</text:span></text:p>
          <text:p text:style-name="P8"><text:span text:style-name="T6"><text:s text:c="7"/></text:span><text:span text:style-name="T6"><text:s/></text:span><text:span text:style-name="T6">def</text:span><text:span text:style-name="T6">er </text:span><text:span text:style-name="T6">ss.</text:span><text:span text:style-name="T6">mu.</text:span><text:span text:style-name="T6">RU</text:span><text:span text:style-name="T6">nlo</text:span><text:span text:style-name="T6">ck()</text:span></text:p>
          <text:p text:style-name="P8"><text:span text:style-name="T6"><text:s text:c="7"/></text:span><text:span text:style-name="T6"><text:s/></text:span><text:span text:style-name="T6">if </text:span><text:span text:style-name="T6">len(</text:span><text:span text:style-name="T6">ss.</text:span><text:span text:style-name="T6">add</text:span><text:span text:style-name="T6">rs) </text:span><text:span text:style-name="T6">== </text:span><text:span text:style-name="T6">0 {</text:span></text:p>
          <text:p text:style-name="P8"><text:span text:style-name="T7"><text:s text:c="7"/></text:span><text:span text:style-name="T7"><text:s/></text:span><text:span text:style-name="T6"><text:s text:c="6"/></text:span><text:span text:style-name="T6"><text:s text:c="2"/></text:span><text:span text:style-name="T6">retu</text:span><text:span text:style-name="T6">rn </text:span><text:span text:style-name="T6">nil, </text:span><text:span text:style-name="T6">Err</text:span><text:span text:style-name="T6">No</text:span><text:span text:style-name="T6">Ser</text:span><text:span text:style-name="T6">ver</text:span><text:span text:style-name="T6">s</text:span></text:p>
          <text:p text:style-name="P8"><text:span text:style-name="T6"><text:s text:c="7"/></text:span><text:span text:style-name="T6"><text:s/></text:span><text:span text:style-name="T6">}</text:span></text:p>
          <text:p text:style-name="P8"><text:span text:style-name="T6"><text:s text:c="7"/></text:span><text:span text:style-name="T6"><text:s/></text:span><text:span text:style-name="T6">if </text:span><text:span text:style-name="T6">len(</text:span><text:span text:style-name="T6">ss.</text:span><text:span text:style-name="T6">add</text:span><text:span text:style-name="T6">rs) </text:span><text:span text:style-name="T6">== </text:span><text:span text:style-name="T6">1 {</text:span></text:p>
          <text:p text:style-name="P8"><text:span text:style-name="T7"><text:s text:c="7"/></text:span><text:span text:style-name="T7"><text:s/></text:span><text:span text:style-name="T6"><text:s text:c="6"/></text:span><text:span text:style-name="T6"><text:s text:c="2"/></text:span><text:span text:style-name="T6">retu</text:span><text:span text:style-name="T6">rn </text:span><text:span text:style-name="T6">ss.</text:span><text:span text:style-name="T6">add</text:span><text:span text:style-name="T6">rs[0</text:span><text:span text:style-name="T6">], </text:span><text:span text:style-name="T6">nil</text:span></text:p>
          <text:p text:style-name="P8"><text:span text:style-name="T6"><text:s text:c="7"/></text:span><text:span text:style-name="T6"><text:s/></text:span><text:span text:style-name="T6">}</text:span></text:p>
          <text:p text:style-name="P8"><text:span text:style-name="T6"><text:s text:c="7"/></text:span><text:span text:style-name="T6"><text:s/></text:span><text:span text:style-name="T6">// </text:span><text:span text:style-name="T6">这</text:span><text:span text:style-name="T6">种</text:span><text:span text:style-name="T6">写</text:span><text:span text:style-name="T6">法</text:span><text:span text:style-name="T6">是</text:span><text:span text:style-name="T6">为</text:span><text:span text:style-name="T6">了</text:span><text:span text:style-name="T6">节</text:span><text:span text:style-name="T6">省</text:span><text:span text:style-name="T6">空</text:span><text:span text:style-name="T6">间</text:span><text:span text:style-name="T6">，</text:span><text:span text:style-name="T6">以</text:span><text:span text:style-name="T6">免</text:span><text:span text:style-name="T6">重</text:span><text:span text:style-name="T6">复</text:span><text:span text:style-name="T6">分</text:span><text:span text:style-name="T6">配</text:span><text:span text:style-name="T6">内</text:span><text:span text:style-name="T6">存</text:span><text:span text:style-name="T6">空</text:span><text:span text:style-name="T6">间</text:span></text:p>
          <text:p text:style-name="P8"><text:span text:style-name="T6"><text:s text:c="7"/></text:span><text:span text:style-name="T6"><text:s/></text:span><text:span text:style-name="T6">buf</text:span><text:span text:style-name="T6">p := </text:span><text:span text:style-name="T6">key</text:span><text:span text:style-name="T6">Buf</text:span><text:span text:style-name="T6">Poo</text:span><text:span text:style-name="T6">l.Ge</text:span><text:span text:style-name="T6">t().</text:span><text:span text:style-name="T6">(*[]b</text:span><text:span text:style-name="T6">yte)</text:span><text:span text:style-name="T6"><text:tab/></text:span></text:p>
          <text:p text:style-name="P8"><text:span text:style-name="T6"><text:s text:c="7"/></text:span><text:span text:style-name="T6"><text:s/></text:span><text:span text:style-name="T6">// </text:span><text:span text:style-name="T6">从</text:span><text:span text:style-name="T6">临</text:span><text:span text:style-name="T6">时</text:span><text:span text:style-name="T6">对</text:span><text:span text:style-name="T6">象</text:span><text:span text:style-name="T6">池</text:span><text:span text:style-name="T6">中</text:span><text:span text:style-name="T6">获</text:span><text:span text:style-name="T6">取</text:span><text:span text:style-name="T6">256</text:span><text:span text:style-name="T6">字</text:span><text:span text:style-name="T6">节</text:span><text:span text:style-name="T6">空</text:span><text:span text:style-name="T6">间</text:span></text:p>
          <text:p text:style-name="P8"><text:span text:style-name="T6"><text:s text:c="7"/></text:span><text:span text:style-name="T6"><text:s/></text:span><text:span text:style-name="T6">n := </text:span><text:span text:style-name="T6">cop</text:span><text:span text:style-name="T6">y(*b</text:span><text:span text:style-name="T6">ufp, </text:span><text:span text:style-name="T6">key</text:span><text:span text:style-name="T6">)</text:span><text:span text:style-name="T6"><text:tab/></text:span><text:span text:style-name="T6">// </text:span><text:span text:style-name="T6">将</text:span><text:span text:style-name="T6">key</text:span><text:span text:style-name="T6">值</text:span><text:span text:style-name="T6">复</text:span><text:span text:style-name="T6">制</text:span><text:span text:style-name="T6">到</text:span><text:span text:style-name="T6">这</text:span><text:span text:style-name="T6">个</text:span><text:span text:style-name="T6">空</text:span><text:span text:style-name="T6">间</text:span><text:span text:style-name="T6">中</text:span></text:p>
          <text:p text:style-name="P8"><text:span text:style-name="T6"><text:s text:c="7"/></text:span><text:span text:style-name="T6"><text:s/></text:span><text:span text:style-name="T6">cs :</text:span><text:span text:style-name="T6">= </text:span><text:span text:style-name="T6">crc</text:span><text:span text:style-name="T6">32.</text:span><text:span text:style-name="T6">Che</text:span><text:span text:style-name="T6">cks</text:span><text:span text:style-name="T6">umI</text:span><text:span text:style-name="T6">EE</text:span><text:span text:style-name="T6">E((*</text:span><text:span text:style-name="T6">buf</text:span><text:span text:style-name="T6">p)</text:span><text:span text:style-name="T6">[:n])</text:span></text:p>
          <text:p text:style-name="P8"><text:span text:style-name="T7"><text:s text:c="7"/></text:span><text:span text:style-name="T7"><text:s/></text:span><text:span text:style-name="T6">key</text:span><text:span text:style-name="T6">Buf</text:span><text:span text:style-name="T6">Poo</text:span><text:span text:style-name="T6">l.Pu</text:span><text:span text:style-name="T6">t(bu</text:span><text:span text:style-name="T6">fp)</text:span></text:p>
          <text:p text:style-name="P8"><text:span text:style-name="T7"><text:s text:c="7"/></text:span><text:span text:style-name="T7"><text:s/></text:span><text:span text:style-name="T6">key</text:span><text:span text:style-name="T6">Buf</text:span><text:span text:style-name="T6">Poo</text:span><text:span text:style-name="T6">l.Pu</text:span><text:span text:style-name="T6">t(bu</text:span><text:span text:style-name="T6">fp)// </text:span><text:span text:style-name="T6">将</text:span><text:span text:style-name="T6">这</text:span><text:span text:style-name="T6">个</text:span><text:span text:style-name="T6">内</text:span><text:span text:style-name="T6">存</text:span><text:span text:style-name="T6">空</text:span><text:span text:style-name="T6">间</text:span><text:span text:style-name="T6">放</text:span><text:span text:style-name="T6">回</text:span><text:span text:style-name="T6">到</text:span><text:span text:style-name="T6">临</text:span><text:span text:style-name="T6">时</text:span><text:span text:style-name="T6">对</text:span><text:span text:style-name="T6">象</text:span><text:span text:style-name="T6">池</text:span><text:span text:style-name="T6">中</text:span></text:p>
          <text:p text:style-name="P8"><text:span text:style-name="T6"><text:s text:c="7"/></text:span><text:span text:style-name="T6"><text:s/></text:span><text:span text:style-name="T6">// </text:span><text:span text:style-name="T6">获</text:span><text:span text:style-name="T6">取</text:span><text:span text:style-name="T6">一</text:span><text:span text:style-name="T6">个</text:span><text:span text:style-name="T6">服</text:span><text:span text:style-name="T6">务</text:span><text:span text:style-name="T6">器</text:span><text:span text:style-name="T6">地</text:span><text:span text:style-name="T6">址</text:span></text:p>
          <text:p text:style-name="P8"><text:span text:style-name="T7"><text:s text:c="7"/></text:span><text:span text:style-name="T7"><text:s/></text:span><text:span text:style-name="T6">retu</text:span><text:span text:style-name="T6">rn </text:span><text:span text:style-name="T6">ss.</text:span><text:span text:style-name="T6">add</text:span><text:span text:style-name="T6">rs[c</text:span><text:span text:style-name="T6">s</text:span><text:span text:style-name="T6">%ui</text:span><text:span text:style-name="T6">nt3</text:span><text:span text:style-name="T6">2(le</text:span><text:span text:style-name="T6">n(s</text:span><text:span text:style-name="T6">s.a</text:span><text:span text:style-name="T6">ddr</text:span><text:span text:style-name="T6">s))], </text:span><text:span text:style-name="T6">nil</text:span></text:p>
          <text:p text:style-name="P8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cm" svg:height="0.6cm" svg:x="-0.9cm" svg:y="5.7cm">
          <text:p text:style-name="P8"><text:span text:style-name="T6">选择一个</text:span><text:span text:style-name="T6">memcache</text:span><text:span text:style-name="T6">服</text:span><text:span text:style-name="T6">务器地址</text:span></text:p>
          <draw:enhanced-geometry svg:viewBox="0 0 21600 21600" draw:text-areas="800 800 20800 20800" draw:type="round-rectangular-callout" draw:modifiers="11071.5540745229 45104.8252911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6" draw:layer="layout" svg:x1="8.1cm" svg:y1="5.3cm" svg:x2="10cm" svg:y2="7.6cm">
          <text:p/>
        </draw:line>
        <draw:custom-shape draw:style-name="gr7" draw:text-style-name="P7" draw:layer="layout" svg:width="11.5cm" svg:height="2.8cm" svg:x="30.499cm" svg:y="5.1cm">
          <text:p text:style-name="P3"><text:span text:style-name="T2">func </text:span><text:span text:style-name="T3">writeReadLine(rw *bufio.ReadWriter, format </text:span><text:span text:style-name="T3">string, args ...</text:span><text:span text:style-name="T2">interface</text:span><text:span text:style-name="T4">{}) ([]byte, error) {</text:span><text:span text:style-name="T4"><text:line-break/></text:span><text:span text:style-name="T4"> <text:s text:c="3"/>_, err := fmt.Fprintf(rw, format, args...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, 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if </text:span><text:span text:style-name="T4">err := rw.Flush(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, 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3">line, err := rw.ReadSlice(</text:span><text:span text:style-name="T5">'\n'</text:span><text:span text:style-name="T4">)</text:span><text:span text:style-name="T4"><text:line-break/></text:span><text:span text:style-name="T3"> <text:s text:c="3"/></text:span><text:span text:style-name="T2">return </text:span><text:span text:style-name="T4">line, err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7.8cm" svg:y1="6.5cm" svg:x2="30.5cm" svg:y2="6.5cm">
          <text:p/>
        </draw:line>
        <draw:custom-shape draw:style-name="gr8" draw:text-style-name="P11" draw:layer="layout" svg:width="0.8cm" svg:height="0.5cm" svg:x="9.9cm" svg:y="3.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8cm" svg:height="0.6cm" svg:x="14.4cm" svg:y="4.7cm">
          <text:p text:style-name="P1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cm" svg:height="0.5cm" svg:x="9.9cm" svg:y="3.8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2cm" svg:height="4.8cm" svg:x="15.8cm" svg:y="4.3cm">
          <text:p text:style-name="P3"><text:span text:style-name="T9"><text:line-break/></text:span><text:span text:style-name="T2">func </text:span><text:span text:style-name="T3">writeExpectf(rw *bufio.ReadWriter, expect []byte, format string, args ...</text:span><text:span text:style-name="T2">interface</text:span><text:span text:style-name="T4">{}) error {</text:span><text:span text:style-name="T4"><text:line-break/></text:span><text:span text:style-name="T4"> <text:s text:c="3"/>line, err := writeReadLine(rw, format, args...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switch </text:span><text:span text:style-name="T4">{</text:span><text:span text:style-name="T4"><text:line-break/></text:span><text:span text:style-name="T3"> <text:s text:c="3"/></text:span><text:span text:style-name="T2">case </text:span><text:span text:style-name="T4">bytes.Equal(line, resultOK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</text:span><text:span text:style-name="T4"><text:line-break/></text:span><text:span text:style-name="T3"> <text:s text:c="3"/></text:span><text:span text:style-name="T2">case </text:span><text:span text:style-name="T4">bytes.Equal(line, expect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</text:span><text:span text:style-name="T4"><text:line-break/></text:span><text:span text:style-name="T3"> <text:s text:c="3"/></text:span><text:span text:style-name="T2">case </text:span><text:span text:style-name="T4">bytes.Equal(line, resultNotStore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NotStored</text:span><text:span text:style-name="T4"><text:line-break/></text:span><text:span text:style-name="T3"> <text:s text:c="3"/></text:span><text:span text:style-name="T2">case </text:span><text:span text:style-name="T4">bytes.Equal(line, resultExists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SConflict</text:span><text:span text:style-name="T4"><text:line-break/></text:span><text:span text:style-name="T3"> <text:s text:c="3"/></text:span><text:span text:style-name="T2">case </text:span><text:span text:style-name="T4">bytes.Equal(line, resultNotFoun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cheMiss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return </text:span><text:span text:style-name="T3">fmt.Errorf(</text:span><text:span text:style-name="T5">"memcache: unexpected response line: %q"</text:span><text:span text:style-name="T4">, string(line)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8cm" svg:height="0.7cm" svg:x="28.7cm" svg:y="5.8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7.7cm" svg:height="5.5cm" svg:x="9.7cm" svg:y="-4.8cm">
          <text:p text:style-name="P8"><text:span text:style-name="T10"/></text:p>
          <text:p text:style-name="P8"><text:span text:style-name="T10">用法：</text:span></text:p>
          <text:p text:style-name="P12"><text:span text:style-name="T11">mc := memcache.New(</text:span><text:span text:style-name="T12">"127.0.0.1:11211"</text:span><text:span text:style-name="T11">)</text:span><text:span text:style-name="T11"><text:line-break/></text:span><text:span text:style-name="T11">err := mc.Delete(</text:span><text:span text:style-name="T12">"test"</text:span><text:span text:style-name="T13">)</text:span></text:p>
          <text:p text:style-name="P8"><text:span text:style-name="T10"/></text:p>
          <text:p text:style-name="P8"><text:span text:style-name="T10">将原有</text:span><text:span text:style-name="T10">key</text:span><text:span text:style-name="T10">对应的内容删除</text:span></text:p>
          <text:p text:style-name="P8"><text:span text:style-name="T10"/></text:p>
          <text:p text:style-name="P8"><text:span text:style-name="T10">主要可以分为以下步骤：</text:span></text:p>
          <text:p text:style-name="P8"><text:span text:style-name="T10">1</text:span><text:span text:style-name="T10">、获取连接</text:span></text:p>
          <text:p text:style-name="P8"><text:span text:style-name="T10">2</text:span><text:span text:style-name="T10">、发送数据到</text:span><text:span text:style-name="T10">memcached</text:span><text:span text:style-name="T10">服务器</text:span></text:p>
          <text:p text:style-name="P8"><text:span text:style-name="T10">3</text:span><text:span text:style-name="T10">、接收</text:span><text:span text:style-name="T10">memcached</text:span><text:span text:style-name="T10">信息和处理连接</text:span></text:p>
          <draw:enhanced-geometry svg:viewBox="0 0 21600 21600" draw:text-areas="800 800 20800 20800" draw:type="round-rectangular-callout" draw:modifiers="3295.67588624854 25703.2539538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6" draw:layer="layout" svg:x1="14.2cm" svg:y1="5.8cm" svg:x2="16cm" svg:y2="4.8cm">
          <text:p/>
        </draw:line>
        <draw:custom-shape draw:style-name="gr13" draw:text-style-name="P7" draw:layer="layout" svg:width="9.7cm" svg:height="2.5cm" svg:x="15.8cm" svg:y="10.2cm">
          <text:p text:style-name="P3"><text:span text:style-name="T2">func </text:span><text:span text:style-name="T3">(c </text:span><text:span text:style-name="T3">*Client) </text:span><text:span text:style-name="T3">withKeyAd</text:span><text:span text:style-name="T3">dr(key </text:span><text:span text:style-name="T3">string, </text:span><text:span text:style-name="T3">fn </text:span><text:span text:style-name="T2">func</text:span><text:span text:style-name="T3">(net.</text:span><text:span text:style-name="T3">Addr) </text:span><text:span text:style-name="T3">error) </text:span><text:span text:style-name="T3">(err </text:span><text:span text:style-name="T3">error) {</text:span><text:span text:style-name="T3"><text:line-break/></text:span><text:span text:style-name="T3"> <text:s text:c="3"/></text:span><text:span text:style-name="T2">if </text:span><text:span text:style-name="T4">!</text:span><text:span text:style-name="T4">legalKey(</text:span><text:span text:style-name="T4">key) {</text:span><text:span text:style-name="T4"><text:line-break/></text:span><text:span text:style-name="T4"> <text:s text:c="3"/></text:span><text:span text:style-name="T3"><text:s text:c="4"/></text:span><text:span text:style-name="T2">r</text:span><text:span text:style-name="T2">eturn </text:span><text:span text:style-name="T4">ErrMalfor</text:span><text:span text:style-name="T4">medKey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addr, </text:span><text:span text:style-name="T4">err := </text:span><text:span text:style-name="T4">c.selecto</text:span><text:span text:style-name="T4">r.PickSer</text:span><text:span text:style-name="T4">ver(key)</text:span><text:span text:style-name="T4"><text:line-break/></text:span><text:span text:style-name="T3"> <text:s text:c="3"/></text:span><text:span text:style-name="T2">if </text:span><text:span text:style-name="T4">err != </text:span><text:span text:style-name="T4">nil {</text:span><text:span text:style-name="T4"><text:line-break/></text:span><text:span text:style-name="T4"> <text:s text:c="3"/></text:span><text:span text:style-name="T3"><text:s text:c="4"/></text:span><text:span text:style-name="T2">r</text:span><text:span text:style-name="T2">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return </text:span><text:span text:style-name="T4">fn(addr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3cm" svg:height="2.8cm" svg:x="20.1cm" svg:y="13.5cm">
          <text:p text:style-name="P3"><text:span text:style-name="T2">func </text:span><text:span text:style-name="T3">legalKey(key string) bool {</text:span><text:span text:style-name="T3"><text:tab/></text:span><text:span text:style-name="T14">// </text:span><text:span text:style-name="T15">判断是否为合法健</text:span><text:span text:style-name="T15"><text:line-break/></text:span><text:span text:style-name="T15"> <text:s text:c="3"/></text:span><text:span text:style-name="T2">if </text:span><text:span text:style-name="T4">len(key) &gt; </text:span><text:span text:style-name="T16">250 </text:span><text:span text:style-name="T4">{</text:span><text:span text:style-name="T4"><text:line-break/></text:span><text:span text:style-name="T17"> <text:s text:c="3"/></text:span><text:span text:style-name="T15"><text:s text:c="4"/></text:span><text:span text:style-name="T2">return </text:span><text:span text:style-name="T18">false</text:span><text:span text:style-name="T18"><text:line-break/></text:span><text:span text:style-name="T19"> <text:s text:c="3"/></text:span><text:span text:style-name="T4">}</text:span><text:span text:style-name="T4"><text:line-break/></text:span><text:span text:style-name="T15"> <text:s text:c="3"/></text:span><text:span text:style-name="T2">for </text:span><text:span text:style-name="T4">i := </text:span><text:span text:style-name="T16">0</text:span><text:span text:style-name="T4">; i &lt; len(key); i++ {</text:span><text:span text:style-name="T4"><text:tab/></text:span><text:span text:style-name="T20">// key[i]</text:span><text:span text:style-name="T17">要在</text:span><text:span text:style-name="T20"> </text:span><text:span text:style-name="T20">(32,127)</text:span><text:span text:style-name="T20"><text:line-break/></text:span><text:span text:style-name="T17"> <text:s text:c="3"/></text:span><text:span text:style-name="T15"><text:s text:c="4"/></text:span><text:span text:style-name="T2">if </text:span><text:span text:style-name="T3">key[i] &lt;= </text:span><text:span text:style-name="T5">' ' </text:span><text:span text:style-name="T4">|| key[i] == </text:span><text:span text:style-name="T16">0x7f </text:span><text:span text:style-name="T4">{</text:span><text:span text:style-name="T4"><text:tab/></text:span><text:span text:style-name="T20">// 0x7f=127</text:span><text:span text:style-name="T17">，</text:span><text:span text:style-name="T20"> </text:span><text:span text:style-name="T20">ascii DEL </text:span><text:span text:style-name="T20">(delete)</text:span><text:span text:style-name="T20"><text:line-break/></text:span><text:span text:style-name="T17"> <text:s text:c="7"/></text:span><text:span text:style-name="T15"><text:s text:c="4"/></text:span><text:span text:style-name="T2">return </text:span><text:span text:style-name="T18">false</text:span><text:span text:style-name="T18"><text:line-break/></text:span><text:span text:style-name="T19"> <text:s text:c="8"/></text:span><text:span text:style-name="T4">}</text:span><text:span text:style-name="T4"><text:line-break/></text:span><text:span text:style-name="T17"> <text:s text:c="3"/></text:span><text:span text:style-name="T4">}</text:span><text:span text:style-name="T4"><text:line-break/></text:span><text:span text:style-name="T15"> <text:s text:c="3"/></text:span><text:span text:style-name="T2">return </text:span><text:span text:style-name="T18">true</text:span><text:span text:style-name="T1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.1cm" svg:y1="8cm" svg:x2="16.7cm" svg:y2="10cm">
          <text:p/>
        </draw:line>
        <draw:line draw:style-name="gr3" draw:text-style-name="P6" draw:layer="layout" svg:x1="19.8cm" svg:y1="11.2cm" svg:x2="-2.2cm" svg:y2="8.2cm">
          <text:p/>
        </draw:line>
        <draw:custom-shape draw:style-name="gr15" draw:text-style-name="P14" draw:layer="layout" svg:width="11cm" svg:height="2.1cm" svg:x="2.8cm" svg:y="12.6cm">
          <text:p text:style-name="P3"><text:span text:style-name="T2">func </text:span><text:span text:style-name="T3">(c *Client) </text:span><text:span text:style-name="T3">withAddrRw(addr net.Addr, </text:span><text:span text:style-name="T3">fn </text:span><text:span text:style-name="T2">func</text:span><text:span text:style-name="T4">(*bufio.ReadWriter) </text:span><text:span text:style-name="T4">error) (err error) {</text:span><text:span text:style-name="T4"><text:line-break/></text:span><text:span text:style-name="T4"> <text:s text:c="3"/>cn, err := </text:span><text:span text:style-name="T4">c.getConn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3"> <text:s text:c="3"/></text:span><text:span text:style-name="T2">defer </text:span><text:span text:style-name="T4">cn.condRelease(&amp;err)</text:span><text:span text:style-name="T4"><text:line-break/></text:span><text:span text:style-name="T3"> <text:s text:c="3"/></text:span><text:span text:style-name="T2">return </text:span><text:span text:style-name="T4">fn(cn.rw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7.5cm" svg:y1="8.3cm" svg:x2="7.4cm" svg:y2="12.6cm">
          <text:p/>
        </draw:line>
        <draw:custom-shape draw:style-name="gr16" draw:text-style-name="P7" draw:layer="layout" svg:width="9.2cm" svg:height="5cm" svg:x="3.5cm" svg:y="16cm">
          <text:p text:style-name="P12"><text:span text:style-name="T2">fun</text:span><text:span text:style-name="T2">c </text:span><text:span text:style-name="T4">(c </text:span><text:span text:style-name="T4">*Cl</text:span><text:span text:style-name="T4">ien</text:span><text:span text:style-name="T4">t) </text:span><text:span text:style-name="T4">get</text:span><text:span text:style-name="T4">Con</text:span><text:span text:style-name="T4">n(a</text:span><text:span text:style-name="T4">ddr </text:span><text:span text:style-name="T4">net</text:span><text:span text:style-name="T4">.Ad</text:span><text:span text:style-name="T4">dr) </text:span><text:span text:style-name="T4">(*c</text:span><text:span text:style-name="T4">onn</text:span><text:span text:style-name="T4">, </text:span><text:span text:style-name="T4">err</text:span><text:span text:style-name="T4">or) </text:span><text:span text:style-name="T4">{</text:span><text:span text:style-name="T4"><text:line-break/></text:span><text:span text:style-name="T17"> <text:s text:c="3"/></text:span><text:span text:style-name="T20">// </text:span><text:span text:style-name="T17">获</text:span><text:span text:style-name="T17">取</text:span><text:span text:style-name="T17">一</text:span><text:span text:style-name="T17">个</text:span><text:span text:style-name="T17">空</text:span><text:span text:style-name="T17">闲</text:span><text:span text:style-name="T17">连</text:span><text:span text:style-name="T17">接</text:span><text:span text:style-name="T17">，</text:span><text:span text:style-name="T17">如</text:span><text:span text:style-name="T17">果</text:span><text:span text:style-name="T17">不</text:span><text:span text:style-name="T17">存</text:span><text:span text:style-name="T17">在</text:span><text:span text:style-name="T17">空</text:span><text:span text:style-name="T17">闲</text:span><text:span text:style-name="T17">连</text:span><text:span text:style-name="T17">接</text:span><text:span text:style-name="T17">，</text:span><text:span text:style-name="T17">则</text:span><text:span text:style-name="T17">新</text:span><text:span text:style-name="T17">建</text:span><text:span text:style-name="T17">一</text:span><text:span text:style-name="T17">个</text:span><text:span text:style-name="T17">连</text:span><text:span text:style-name="T17">接</text:span><text:span text:style-name="T17"><text:line-break/></text:span><text:span text:style-name="T17"> <text:s text:c="3"/></text:span><text:span text:style-name="T4">cn, </text:span><text:span text:style-name="T4">ok </text:span><text:span text:style-name="T4">:= </text:span><text:span text:style-name="T4">c.g</text:span><text:span text:style-name="T4">etF</text:span><text:span text:style-name="T4">ree</text:span><text:span text:style-name="T4">Con</text:span><text:span text:style-name="T4">n(a</text:span><text:span text:style-name="T4">ddr</text:span><text:span text:style-name="T4">)</text:span><text:span text:style-name="T4"><text:line-break/></text:span><text:span text:style-name="T15"> <text:s text:c="3"/></text:span><text:span text:style-name="T2">if </text:span><text:span text:style-name="T4">ok </text:span><text:span text:style-name="T4">{</text:span><text:span text:style-name="T4"><text:line-break/></text:span><text:span text:style-name="T17"> <text:s text:c="3"/></text:span><text:span text:style-name="T17"><text:s text:c="4"/></text:span><text:span text:style-name="T4">cn.</text:span><text:span text:style-name="T4">ext</text:span><text:span text:style-name="T4">end</text:span><text:span text:style-name="T4">Dea</text:span><text:span text:style-name="T4">dli</text:span><text:span text:style-name="T4">ne(</text:span><text:span text:style-name="T4">)</text:span><text:span text:style-name="T4"><text:line-break/></text:span><text:span text:style-name="T17"> <text:s text:c="3"/></text:span><text:span text:style-name="T15"><text:s text:c="4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17"> <text:s text:c="3"/></text:span><text:span text:style-name="T4">}</text:span><text:span text:style-name="T4"><text:line-break/></text:span><text:span text:style-name="T17"> <text:s text:c="3"/></text:span><text:span text:style-name="T4">nc, </text:span><text:span text:style-name="T4">err </text:span><text:span text:style-name="T4">:= </text:span><text:span text:style-name="T4">c.d</text:span><text:span text:style-name="T4">ial</text:span><text:span text:style-name="T4">(ad</text:span><text:span text:style-name="T4">dr)</text:span><text:span text:style-name="T4"><text:line-break/></text:span><text:span text:style-name="T15"> <text:s text:c="3"/></text:span><text:span text:style-name="T2">if </text:span><text:span text:style-name="T4">err </text:span><text:span text:style-name="T4">!= </text:span><text:span text:style-name="T4">nil </text:span><text:span text:style-name="T4">{</text:span><text:span text:style-name="T4"><text:line-break/></text:span><text:span text:style-name="T17"> <text:s text:c="3"/></text:span><text:span text:style-name="T15"><text:s text:c="4"/></text:span><text:span text:style-name="T2">ret</text:span><text:span text:style-name="T2">urn </text:span><text:span text:style-name="T4">nil</text:span><text:span text:style-name="T4">, </text:span><text:span text:style-name="T4">err</text:span><text:span text:style-name="T4"><text:line-break/></text:span><text:span text:style-name="T17"> <text:s text:c="3"/></text:span><text:span text:style-name="T4">}</text:span><text:span text:style-name="T4"><text:line-break/></text:span><text:span text:style-name="T17"> <text:s text:c="3"/></text:span><text:span text:style-name="T4">cn </text:span><text:span text:style-name="T4">= </text:span><text:span text:style-name="T4">&amp;co</text:span><text:span text:style-name="T4">nn{</text:span><text:span text:style-name="T4"><text:line-break/></text:span><text:span text:style-name="T17"> <text:s text:c="3"/></text:span><text:span text:style-name="T17"><text:s text:c="4"/></text:span><text:span text:style-name="T4">nc: </text:span><text:span text:style-name="T4"><text:s text:c="2"/></text:span><text:span text:style-name="T4">nc,</text:span><text:span text:style-name="T4"><text:line-break/></text:span><text:span text:style-name="T17"> <text:s text:c="3"/></text:span><text:span text:style-name="T17"><text:s text:c="4"/></text:span><text:span text:style-name="T4">add</text:span><text:span text:style-name="T4">r: </text:span><text:span text:style-name="T4">add</text:span><text:span text:style-name="T4">r,</text:span><text:span text:style-name="T4"><text:line-break/></text:span><text:span text:style-name="T17"> <text:s text:c="3"/></text:span><text:span text:style-name="T17"><text:s text:c="4"/></text:span><text:span text:style-name="T4">rw: </text:span><text:span text:style-name="T4"><text:s text:c="2"/></text:span><text:span text:style-name="T4">buf</text:span><text:span text:style-name="T4">io.</text:span><text:span text:style-name="T4">New</text:span><text:span text:style-name="T4">Rea</text:span><text:span text:style-name="T4">dWr</text:span><text:span text:style-name="T4">ite</text:span><text:span text:style-name="T4">r(b</text:span><text:span text:style-name="T4">ufi</text:span><text:span text:style-name="T4">o.N</text:span><text:span text:style-name="T4">ewR</text:span><text:span text:style-name="T4">ead</text:span><text:span text:style-name="T4">er(</text:span><text:span text:style-name="T4">nc)</text:span><text:span text:style-name="T4">, </text:span><text:span text:style-name="T4">buf</text:span><text:span text:style-name="T4">io.</text:span><text:span text:style-name="T4">New</text:span><text:span text:style-name="T4">Wri</text:span><text:span text:style-name="T4">ter</text:span><text:span text:style-name="T4">(nc</text:span><text:span text:style-name="T4">)),</text:span><text:span text:style-name="T4"><text:line-break/></text:span><text:span text:style-name="T17"> <text:s text:c="3"/></text:span><text:span text:style-name="T17"><text:s text:c="4"/></text:span><text:span text:style-name="T4">c: <text:s/></text:span><text:span text:style-name="T4"><text:s text:c="2"/></text:span><text:span text:style-name="T4">c,</text:span><text:span text:style-name="T4"><text:line-break/></text:span><text:span text:style-name="T17"> <text:s text:c="3"/></text:span><text:span text:style-name="T4">}</text:span><text:span text:style-name="T4"><text:line-break/></text:span><text:span text:style-name="T15"> <text:s text:c="3"/></text:span><text:span text:style-name="T3">cn.</text:span><text:span text:style-name="T3">ext</text:span><text:span text:style-name="T3">end</text:span><text:span text:style-name="T3">Dea</text:span><text:span text:style-name="T3">dli</text:span><text:span text:style-name="T3">ne(</text:span><text:span text:style-name="T3">)</text:span></text:p>
          <text:p text:style-name="P12"><text:span text:style-name="T19"><text:s text:c="4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7cm" svg:y1="13.1cm" svg:x2="6.3cm" svg:y2="16.1cm">
          <text:p/>
        </draw:line>
        <draw:custom-shape draw:style-name="gr17" draw:text-style-name="P7" draw:layer="layout" svg:width="8cm" svg:height="3.4cm" svg:x="14.5cm" svg:y="16.9cm">
          <text:p text:style-name="P12"><text:span text:style-name="T2">func </text:span><text:span text:style-name="T4">(c *Client) getFreeConn(addr net.Addr) (cn *conn, ok bool) </text:span><text:span text:style-name="T4">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18">false</text:span><text:span text:style-name="T18"><text:line-break/></text:span><text:span text:style-name="T4"> <text:s text:c="3"/>}</text:span><text:span text:style-name="T4"><text:line-break/></text:span><text:span text:style-name="T4"> <text:s text:c="3"/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6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8">false</text:span><text:span text:style-name="T18"><text:line-break/></text:span><text:span text:style-name="T4"> <text:s text:c="3"/>}</text:span><text:span text:style-name="T4"><text:line-break/></text:span><text:span text:style-name="T4"> <text:s text:c="3"/>cn = freelist[len(freelist)-</text:span><text:span text:style-name="T16">1</text:span><text:span text:style-name="T4">]</text:span><text:span text:style-name="T4"><text:line-break/></text:span><text:span text:style-name="T4"> <text:s text:c="3"/>c.freeconn[addr.String()] = freelist[:len(freelist)-</text:span><text:span text:style-name="T16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8">true</text:span><text:span text:style-name="T1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6.8cm" svg:y1="16.8cm" svg:x2="14.6cm" svg:y2="17.1cm">
          <text:p/>
        </draw:line>
        <draw:custom-shape draw:style-name="gr18" draw:text-style-name="P5" draw:layer="layout" svg:width="7.7cm" svg:height="0.8cm" svg:x="9cm" svg:y="22.5cm">
          <text:p text:style-name="P12"><text:span text:style-name="T21">func </text:span><text:span text:style-name="T22">(cn *conn) extendDeadline() {</text:span><text:span text:style-name="T22"><text:line-break/></text:span><text:span text:style-name="T22"><text:tab/></text:span><text:span text:style-name="T22">cn.nc.SetDeadline(time.Now().Add(cn.c.netTimeou</text:span><text:span text:style-name="T22">t()))</text:span><text:span text:style-name="T17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9cm" svg:y1="20.4cm" svg:x2="11cm" svg:y2="22.4cm">
          <text:p/>
        </draw:line>
        <draw:line draw:style-name="gr3" draw:text-style-name="P6" draw:layer="layout" svg:x1="6.4cm" svg:y1="17.3cm" svg:x2="11cm" svg:y2="22.4cm">
          <text:p/>
        </draw:line>
        <draw:line draw:style-name="gr3" draw:text-style-name="P6" draw:layer="layout" svg:x1="17.5cm" svg:y1="12.2cm" svg:x2="8.1cm" svg:y2="8.4cm">
          <text:p/>
        </draw:line>
        <draw:line draw:style-name="gr3" draw:text-style-name="P6" draw:layer="layout" svg:x1="4.4cm" svg:y1="14cm" svg:x2="7.4cm" svg:y2="5.9cm">
          <text:p/>
        </draw:line>
        <draw:custom-shape draw:style-name="gr9" draw:text-style-name="P11" draw:layer="layout" svg:width="0.8cm" svg:height="0.6cm" svg:x="9.4cm" svg:y="6.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8cm" svg:height="0.6cm" svg:x="11.3cm" svg:y="8.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8cm" svg:height="0.6cm" svg:x="21cm" svg:y="12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8.4cm" svg:y1="10.6cm" svg:x2="22.6cm" svg:y2="13.6cm">
          <text:p/>
        </draw:line>
        <draw:custom-shape draw:style-name="gr8" draw:text-style-name="P11" draw:layer="layout" svg:width="0.8cm" svg:height="0.5cm" svg:x="14.8cm" svg:y="9.9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cm" svg:height="0.5cm" svg:x="14.8cm" svg:y="11.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cm" svg:height="0.5cm" svg:x="7.3cm" svg:y="9.9cm">
          <text:p text:style-name="P1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cm" svg:height="0.5cm" svg:x="5.5cm" svg:y="11.1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cm" svg:height="0.5cm" svg:x="5.5cm" svg:y="15cm">
          <text:p text:style-name="P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cm" svg:height="0.5cm" svg:x="10.9cm" svg:y="16.4cm">
          <text:p text:style-name="P1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cm" svg:height="0.5cm" svg:x="8.2cm" svg:y="18.5cm">
          <text:p text:style-name="P1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8cm" svg:height="0.5cm" svg:x="7.9cm" svg:y="20.7cm">
          <text:p text:style-name="P1"><text:span text:style-name="T8">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0T11:25:23.451853151</dc:date>
    <meta:editing-duration>PT43M37S</meta:editing-duration>
    <meta:editing-cycles>15</meta:editing-cycles>
    <meta:generator>LibreOffice/6.1.2.1$Linux_X86_64 LibreOffice_project/10$Build-1</meta:generator>
    <meta:document-statistic meta:object-count="43"/>
  </office:meta>
</office:document-meta>
</file>